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8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sh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4:04:55.48290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12T14:58:10.213025958</dc:date>
    <meta:editing-duration>PT6H2M40S</meta:editing-duration>
    <meta:editing-cycles>76</meta:editing-cycles>
    <meta:generator>LibreOffice/5.1.6.2$Linux_X86_64 LibreOffice_project/10m0$Build-2</meta:generator>
    <meta:document-statistic meta:table-count="1" meta:cell-count="1457" meta:object-count="0"/>
  </office:meta>
</office:document-meta>
</file>